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2.891cm" style:type="center"/>
          <style:tab-stop style:position="25.294cm" style:type="right"/>
        </style:tab-stops>
      </style:paragraph-properties>
      <style:text-properties fo:font-style="italic" officeooo:rsid="00026466" officeooo:paragraph-rsid="00026466" style:font-style-asian="italic" style:font-style-complex="italic"/>
    </style:style>
    <style:style style:name="P2" style:family="paragraph" style:parent-style-name="Heading_20_2">
      <style:text-properties officeooo:rsid="00043da7" officeooo:paragraph-rsid="00043da7"/>
    </style:style>
    <style:style style:name="P3" style:family="paragraph" style:parent-style-name="Heading_20_2">
      <style:text-properties officeooo:rsid="000e2abd" officeooo:paragraph-rsid="000e2abd"/>
    </style:style>
    <style:style style:name="P4" style:family="paragraph" style:parent-style-name="Heading_20_2">
      <style:paragraph-properties fo:break-before="column"/>
      <style:text-properties officeooo:rsid="00043da7" officeooo:paragraph-rsid="00043da7"/>
    </style:style>
    <style:style style:name="P5" style:family="paragraph" style:parent-style-name="Heading_20_2">
      <style:paragraph-properties fo:margin-top="0cm" fo:margin-bottom="0.161cm" style:contextual-spacing="false"/>
      <style:text-properties style:font-name="Liberation Sans" fo:font-size="16.1000003814697pt" fo:font-weight="bold" officeooo:rsid="000e2abd" officeooo:paragraph-rsid="000e2ab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6" style:family="paragraph" style:parent-style-name="Heading_20_3">
      <style:text-properties officeooo:rsid="000505ad" officeooo:paragraph-rsid="000505ad"/>
    </style:style>
    <style:style style:name="P7" style:family="paragraph" style:parent-style-name="Preformatted_20_Text">
      <loext:graphic-properties draw:fill="solid" draw:fill-color="#bdbdbd" draw:opacity="100%"/>
      <style:paragraph-properties fo:background-color="#bdbdbd"/>
      <style:text-properties officeooo:paragraph-rsid="000e2abd"/>
    </style:style>
    <style:style style:name="P8" style:family="paragraph" style:parent-style-name="Preformatted_20_Text">
      <loext:graphic-properties draw:fill="solid" draw:fill-color="#bdbdbd" draw:opacity="100%"/>
      <style:paragraph-properties fo:background-color="#bdbdbd"/>
      <style:text-properties fo:font-size="10pt" style:font-size-asian="10pt" style:font-size-complex="10pt"/>
    </style:style>
    <style:style style:name="P9" style:family="paragraph" style:parent-style-name="Preformatted_20_Text">
      <loext:graphic-properties draw:fill="solid" draw:fill-color="#bdbdbd" draw:opacity="100%"/>
      <style:paragraph-properties fo:background-color="#bdbdbd"/>
    </style:style>
    <style:style style:name="P10" style:family="paragraph" style:parent-style-name="Preformatted_20_Text">
      <loext:graphic-properties draw:fill="solid" draw:fill-color="#bdbdbd" draw:opacity="100%"/>
      <style:paragraph-properties fo:margin-top="0cm" fo:margin-bottom="0.161cm" style:contextual-spacing="false" fo:background-color="#bdbdbd"/>
      <style:text-properties fo:font-weight="bold"/>
    </style:style>
    <style:style style:name="P11" style:family="paragraph" style:parent-style-name="Preformatted_20_Text">
      <loext:graphic-properties draw:fill="solid" draw:fill-color="#bdbdbd" draw:opacity="100%"/>
      <style:paragraph-properties fo:margin-top="0cm" fo:margin-bottom="0.161cm" style:contextual-spacing="false" fo:background-color="#bdbdbd">
        <style:tab-stops>
          <style:tab-stop style:position="4.572cm"/>
        </style:tab-stops>
      </style:paragraph-properties>
    </style:style>
    <style:style style:name="P12" style:family="paragraph" style:parent-style-name="Text_20_body">
      <style:text-properties fo:font-style="italic" officeooo:rsid="000e2abd" officeooo:paragraph-rsid="000e2abd" style:font-style-asian="italic" style:font-style-complex="italic"/>
    </style:style>
    <style:style style:name="P13" style:family="paragraph" style:parent-style-name="Text_20_body">
      <style:text-properties fo:font-size="10pt" fo:font-style="italic" officeooo:rsid="000e2abd" officeooo:paragraph-rsid="00107136" style:font-size-asian="10pt" style:font-style-asian="italic" style:font-size-complex="10pt" style:font-style-complex="italic"/>
    </style:style>
    <style:style style:name="P14" style:family="paragraph" style:parent-style-name="Text_20_body">
      <style:paragraph-properties fo:margin-top="0cm" fo:margin-bottom="0.161cm" style:contextual-spacing="false" fo:line-height="100%"/>
      <style:text-properties style:font-name="Times New Roman" fo:font-size="10pt" officeooo:rsid="00043da7" officeooo:paragraph-rsid="00043da7" style:font-size-asian="10pt" style:font-size-complex="10pt"/>
    </style:style>
    <style:style style:name="P15" style:family="paragraph" style:parent-style-name="Text_20_body">
      <style:paragraph-properties fo:margin-top="0cm" fo:margin-bottom="0.161cm" style:contextual-spacing="false" fo:line-height="100%"/>
      <style:text-properties style:font-name="Times New Roman" fo:font-size="10pt" officeooo:rsid="00043da7" officeooo:paragraph-rsid="000dbcdd" style:font-size-asian="10pt" style:font-size-complex="10pt"/>
    </style:style>
    <style:style style:name="P16" style:family="paragraph" style:parent-style-name="Text_20_body">
      <style:paragraph-properties fo:margin-top="0cm" fo:margin-bottom="0.161cm" style:contextual-spacing="false"/>
      <style:text-properties style:font-name="Times New Roman" fo:font-size="10pt" officeooo:rsid="00043da7" officeooo:paragraph-rsid="00043da7" style:font-size-asian="10pt" style:font-size-complex="10pt"/>
    </style:style>
    <style:style style:name="P17" style:family="paragraph" style:parent-style-name="Text_20_body">
      <style:paragraph-properties fo:margin-top="0cm" fo:margin-bottom="0.161cm" style:contextual-spacing="false" fo:line-height="100%"/>
      <style:text-properties style:font-name="Times New Roman" fo:font-size="10pt" officeooo:rsid="000c398b" officeooo:paragraph-rsid="000c398b" style:font-size-asian="10pt" style:font-size-complex="10pt"/>
    </style:style>
    <style:style style:name="P18" style:family="paragraph" style:parent-style-name="Text_20_body">
      <style:paragraph-properties fo:margin-top="0cm" fo:margin-bottom="0.161cm" style:contextual-spacing="false"/>
      <style:text-properties style:font-name="Times New Roman" fo:font-size="10pt" officeooo:rsid="000505ad" officeooo:paragraph-rsid="000505ad" style:font-size-asian="10pt" style:font-size-complex="10pt"/>
    </style:style>
    <style:style style:name="P19" style:family="paragraph" style:parent-style-name="Text_20_body">
      <style:paragraph-properties fo:margin-top="0cm" fo:margin-bottom="0.161cm" style:contextual-spacing="false" fo:line-height="100%"/>
      <style:text-properties style:font-name="Times New Roman" fo:font-size="10pt" fo:font-weight="bold" officeooo:rsid="00043da7" officeooo:paragraph-rsid="00043da7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margin-top="0cm" fo:margin-bottom="0.161cm" style:contextual-spacing="false"/>
      <style:text-properties officeooo:paragraph-rsid="0005cb36"/>
    </style:style>
    <style:style style:name="P21" style:family="paragraph" style:parent-style-name="Text_20_body" style:master-page-name="">
      <loext:graphic-properties draw:fill="none"/>
      <style:paragraph-properties fo:margin-left="1.9cm" fo:margin-right="0cm" fo:margin-top="0cm" fo:margin-bottom="0.161cm" style:contextual-spacing="false" fo:line-height="100%" fo:text-indent="-1.9cm" style:auto-text-indent="false" style:page-number="auto" fo:background-color="transparent"/>
      <style:text-properties style:font-name="Times New Roman" fo:font-size="10pt" officeooo:rsid="00043da7" officeooo:paragraph-rsid="000dbcdd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398b" style:font-weight-asian="bold" style:font-weight-complex="bold"/>
    </style:style>
    <style:style style:name="T3" style:family="text">
      <style:text-properties fo:font-weight="bold" officeooo:rsid="000e2ab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e2abd" style:font-style-asian="italic" style:font-style-complex="italic"/>
    </style:style>
    <style:style style:name="T6" style:family="text">
      <style:text-properties officeooo:rsid="000c398b"/>
    </style:style>
    <style:style style:name="T7" style:family="text">
      <style:text-properties officeooo:rsid="000dbcdd"/>
    </style:style>
    <style:style style:name="T8" style:family="text">
      <style:text-properties officeooo:rsid="000e2abd"/>
    </style:style>
    <style:style style:name="T9" style:family="text">
      <style:text-properties style:font-name="Courier New"/>
    </style:style>
    <style:style style:name="T10" style:family="text">
      <style:text-properties style:font-name="Courier New" officeooo:rsid="000e2abd"/>
    </style:style>
    <style:style style:name="T11" style:family="text">
      <style:text-properties style:font-name="Courier New" fo:font-size="10pt" style:font-size-asian="10pt" style:font-size-complex="10pt"/>
    </style:style>
    <style:style style:name="T12" style:family="text">
      <style:text-properties style:font-name="Courier New" fo:font-size="10pt" officeooo:rsid="000e2abd" style:font-size-asian="10pt" style:font-size-complex="1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10pt" fo:font-style="italic" officeooo:rsid="000e2abd" style:font-size-asian="10pt" style:font-style-asian="italic" style:font-size-complex="10pt" style:font-style-complex="italic"/>
    </style:style>
    <style:style style:name="T16" style:family="text">
      <style:text-properties style:font-name="Arial"/>
    </style:style>
    <style:style style:name="T17" style:family="text">
      <style:text-properties style:font-name="Arial" fo:font-size="10pt" style:font-size-asian="10pt" style:font-size-complex="10pt"/>
    </style:style>
    <style:style style:name="T18" style:family="text">
      <style:text-properties style:font-name="Arial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Backtracking (allgemein)</text:h>
      <text:p text:style-name="P13">Diese Beschreibung des Backtracking-Algorithmus ist SEHR allgemein! Die Herausforderung besteht darin, das Prinzip auf das konkrete Problem anzuwenden.</text:p>
      <text:p text:style-name="P13"/>
      <text:p text:style-name="P7"><text:span text:style-name="Source_20_Text"><text:span text:style-name="T13">Teillösung ist zu Anfang leer.</text:span></text:span></text:p>
      <text:p text:style-name="P9"><text:span text:style-name="Source_20_Text"><text:span text:style-name="T13">Stufe ist 0.</text:span></text:span></text:p>
      <text:p text:style-name="P8"/>
      <text:p text:style-name="P10"><text:span text:style-name="Source_20_Text"><text:span text:style-name="T17">Funktion FindeLoesung (Stufe, Teillösung)</text:span></text:span></text:p>
      <text:p text:style-name="P11"><text:span text:style-name="Source_20_Text"><text:span text:style-name="T17"><text:s/>1. Abbruchbedingung: <text:tab/>Wenn die Stufe zu groß ist<text:line-break/><text:tab/>oder es keinen Teil-Lösungsschritt mehr gibt. <text:s text:c="2"/></text:span></text:span></text:p>
      <text:p text:style-name="P11"><text:span text:style-name="Source_20_Text"><text:span text:style-name="T17"><text:s/>2. Abbruchbedingung: <text:tab/>Wenn eine Lösung erreicht wurde.<text:line-break/><text:tab/>Bearbeite ggf. die Lösung! <text:s text:c="2"/><text:line-break/></text:span></text:span></text:p>
      <text:p text:style-name="P11"><text:span text:style-name="Source_20_Text"><text:span text:style-name="T17"><text:s/>3. wiederhole, solange es noch neue Teil-Lösungsschritte gibt:</text:span></text:span></text:p>
      <text:p text:style-name="P11"><text:span text:style-name="Source_20_Text"><text:span text:style-name="T17"><text:s text:c="4"/>a) Wähle einen neuen Teil-Lösungsschritt. </text:span></text:span></text:p>
      <text:p text:style-name="P11"><text:span text:style-name="Source_20_Text"><text:span text:style-name="T17"><text:s text:c="4"/>b) Erweitere Teillösung um Wahl. <text:s text:c="5"/></text:span></text:span></text:p>
      <text:p text:style-name="P11"><text:span text:style-name="Source_20_Text"><text:span text:style-name="T17"><text:s text:c="4"/>c) rekursiver Aufruf: FindeLoesung(Stufe+1, Teillösung) </text:span></text:span></text:p>
      <text:p text:style-name="P11"><text:span text:style-name="Source_20_Text"><text:span text:style-name="T17"><text:s text:c="4"/>d) Mache die Erweiterung der Teillösung rückgängig <text:line-break/></text:span></text:span></text:p>
      <text:p text:style-name="P12"><text:span text:style-name="T18"/></text:p>
      <text:p text:style-name="P12"><text:span text:style-name="T1">Folgende Fragen muss man sich stellen:<text:line-break/></text:span>- Was sind die „Stufen“? Wie viele gibt es?<text:line-break/>- Was ist die erste, was die zweite Abbruchbedingung?<text:line-break/>- Wie kann man die Teil-Lösung erweitern?</text:p>
      <text:h text:style-name="P2" text:outline-level="2"/>
      <text:h text:style-name="P4" text:outline-level="2">Das Rucksackproblem</text:h>
      <text:p text:style-name="P14">Beim Rucksackproblem geht es darum, aus einer Anzahl von <text:span text:style-name="T8">Klötzen</text:span> diejenigen auszuwählen, die zusammen möglichst gut ein vorgegebenes <text:span text:style-name="T6">Maximal</text:span>gewicht erreichen, ohne es zu überschreiten.</text:p>
      <text:p text:style-name="P17">Das Rucksackproblem ist DAS Paradebeispiel für ein Problem, das sich mit Backtracking lösen lässt.</text:p>
      <text:p text:style-name="P19">Beispiel: </text:p>
      <text:p text:style-name="P21"><text:span text:style-name="T3">Klötze</text:span>: <text:s/><text:span text:style-name="T7">28, 57, 33, 18, 99, 42, 17, 52</text:span></text:p>
      <text:p text:style-name="P14"><text:span text:style-name="T2">M</text:span><text:span text:style-name="T1">ax</text:span><text:span text:style-name="T2">imalg</text:span><text:span text:style-name="T1">ewicht</text:span>: <text:span text:style-name="T7">200</text:span></text:p>
      <text:p text:style-name="P15"><text:span text:style-name="T1">Beste Lösung</text:span>: <text:span text:style-name="T7">57 + 99 + 42 = 198</text:span></text:p>
      <text:h text:style-name="P6" text:outline-level="3">Notwendige Datenstrukturen</text:h>
      <text:p text:style-name="P18">Die folgenden Daten müssen für die Bearbeitung des Rucksackproblems gespeichert werden:</text:p>
      <text:p text:style-name="P16"><text:span text:style-name="T4">// </text:span><text:span text:style-name="T5">eine Liste der Klötze</text:span><text:line-break/><text:span text:style-name="T9">kloetze = [63,95,48,77,59,84,42]</text:span></text:p>
      <text:p text:style-name="P16"><text:span text:style-name="T4">// </text:span><text:span text:style-name="T5">die Gewichte, die aktuell im Rucksack sind</text:span><text:line-break/><text:span text:style-name="T9">rucksackAkt = []</text:span></text:p>
      <text:p text:style-name="P16"><text:span text:style-name="T4">// </text:span><text:span text:style-name="T5">das Gewicht des aktuellen Rucksacks</text:span><text:line-break/><text:span text:style-name="T9">gewichtAkt = 0</text:span></text:p>
      <text:p text:style-name="P16"><text:span text:style-name="T4">// </text:span><text:span text:style-name="T5">die (bisher) beste Beladung des Rucksacks</text:span><text:line-break/><text:span text:style-name="T9">rucksackBest = []</text:span></text:p>
      <text:p text:style-name="P16"><text:span text:style-name="T4">// </text:span><text:span text:style-name="T5">das Gewicht des (bisher) besten Rucksacks</text:span><text:line-break/><text:span text:style-name="T9">gewichtBest = 0</text:span></text:p>
      <text:p text:style-name="P16"><text:span text:style-name="T4">// </text:span><text:span text:style-name="T5">das maximal erlaubte Gewicht</text:span><text:line-break/><text:span text:style-name="T9">gewichtMax = 250</text:span></text:p>
      <text:h text:style-name="P5" text:outline-level="2">Hilfsmethoden</text:h>
      <text:p text:style-name="P20"><text:span text:style-name="T12">n</text:span><text:span text:style-name="T11">eueLoesung()</text:span><text:span text:style-name="T13"><text:line-break/></text:span><text:span text:style-name="T14">// </text:span><text:span text:style-name="T15">überträgt rucksackAkt in rucksackBest und gewichtAkt in gewichtBes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2.891cm" style:type="center"/>
          <style:tab-stop style:position="25.294cm" style:type="right"/>
        </style:tab-stops>
      </style:paragraph-properties>
      <style:text-properties fo:font-style="italic" officeooo:rsid="00026466" officeooo:paragraph-rsid="00026466" style:font-style-asian="italic" style:font-style-complex="italic"/>
    </style:style>
    <style:style style:name="MT1" style:family="text">
      <style:text-properties officeooo:rsid="000e2abd"/>
    </style:style>
    <style:page-layout style:name="Mpm1">
      <style:page-layout-properties fo:page-width="29.7cm" fo:page-height="21.001cm" style:num-format="1" style:print-orientation="landscape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7284*" fo:start-indent="0cm" fo:end-indent="0.249cm"/>
          <style:column style:rel-width="7286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lgorithmen</text:span><text:tab/><text:span text:style-name="MT1">Backtracking</text:span>: Rucksackproblem<text:tab/><text:span text:style-name="MT1">Februar 202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8-24T15:29:09.331000000</meta:creation-date>
    <meta:print-date>2022-02-08T20:56:45.340000000</meta:print-date>
    <meta:editing-cycles>16</meta:editing-cycles>
    <meta:editing-duration>PT56M56S</meta:editing-duration>
    <dc:date>2022-02-08T20:57:40.877000000</dc:date>
    <meta:generator>LibreOffice/7.1.5.2$Windows_X86_64 LibreOffice_project/85f04e9f809797b8199d13c421bd8a2b025d52b5</meta:generator>
    <meta:document-statistic meta:table-count="0" meta:image-count="0" meta:object-count="0" meta:page-count="1" meta:paragraph-count="31" meta:word-count="264" meta:character-count="1896" meta:non-whitespace-character-count="1621"/>
  </office:meta>
</office:document-meta>
</file>